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000B49AB6FF6D50DFA.png" manifest:media-type="image/png"/>
  <manifest:file-entry manifest:full-path="Pictures/10000201000004A3000004A35CA6F6F5363983EA.png" manifest:media-type="image/png"/>
  <manifest:file-entry manifest:full-path="Pictures/10000201000000AF000000AF4568A191BDE02480.png" manifest:media-type="image/png"/>
  <manifest:file-entry manifest:full-path="Pictures/10000201000002B200000330EBE5E372B6C76E5C.png" manifest:media-type="image/png"/>
  <manifest:file-entry manifest:full-path="Pictures/100002010000014D0000025872E64D848F1AEB39.png" manifest:media-type="image/png"/>
  <manifest:file-entry manifest:full-path="Pictures/1000020100000190000001907464ECF2E901A46C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09600000096CE44833B03974D13.png" manifest:media-type="image/png"/>
  <manifest:file-entry manifest:full-path="Pictures/1000020100000258000002584263A815F093A4AF.png" manifest:media-type="image/png"/>
  <manifest:file-entry manifest:full-path="Pictures/10000000000001900000019047FB30BE9A754E2D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100000001000754E865987BAF42.png" manifest:media-type="image/png"/>
  <manifest:file-entry manifest:full-path="Pictures/10000201000000B4000000B45DAE5F969B081F5F.png" manifest:media-type="image/png"/>
  <manifest:file-entry manifest:full-path="Pictures/100002010000013B000001279E076137A4649465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9cm, 3.46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.033cm" svg:height="3.104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55;p13" draw:style-name="gr2" draw:text-style-name="P1" draw:layer="layout" svg:width="3.217cm" svg:height="3.217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56;p13" draw:style-name="gr2" draw:text-style-name="P1" draw:layer="layout" svg:width="2.876cm" svg:height="2.876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57;p13" draw:style-name="gr2" draw:text-style-name="P1" draw:layer="layout" svg:width="3.534cm" svg:height="3.534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58;p13" draw:style-name="gr2" draw:text-style-name="P1" draw:layer="layout" svg:width="3.74cm" svg:height="3.74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59;p13" draw:style-name="gr2" draw:text-style-name="P1" draw:layer="layout" svg:width="3.449cm" svg:height="3.449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60;p13" draw:style-name="gr2" draw:text-style-name="P1" draw:layer="layout" svg:width="3.355cm" svg:height="3.355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61;p13" draw:style-name="gr3" draw:text-style-name="P2" draw:layer="layout" svg:width="9.105cm" svg:height="2.08cm" svg:x="7.055cm" svg:y="4.855cm">
          <text:p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3" draw:style-name="gr2" draw:text-style-name="P1" draw:layer="layout" svg:width="6.872cm" svg:height="1.717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63;p13" draw:style-name="gr2" draw:text-style-name="P1" draw:layer="layout" svg:width="3.081cm" svg:height="3.081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64;p13">
          <draw:frame draw:name="Google Shape;65;p13" draw:style-name="gr4" draw:text-style-name="P1" draw:layer="layout" svg:width="1.399cm" svg:height="2.588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66;p13" draw:style-name="gr5" draw:text-style-name="P1" draw:layer="layout" svg:width="5.404cm" svg:height="2.588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67;p13" draw:style-name="gr2" draw:text-style-name="P1" draw:layer="layout" svg:width="3.902cm" svg:height="3.902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68;p13" draw:style-name="gr2" draw:text-style-name="P1" draw:layer="layout" svg:width="2.165cm" svg:height="3.902cm" svg:x="9.126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69;p13" draw:style-name="gr2" draw:text-style-name="P1" draw:layer="layout" svg:width="4.19cm" svg:height="4.955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70;p13" draw:style-name="gr2" draw:text-style-name="P1" draw:layer="layout" svg:width="2.805cm" svg:height="2.805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71;p13" draw:style-name="gr2" draw:text-style-name="P1" draw:layer="layout" svg:width="6.697cm" svg:height="2.285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72;p13" draw:style-name="gr2" draw:text-style-name="P1" draw:layer="layout" svg:width="3.331cm" svg:height="2.843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73;p13" draw:style-name="gr2" draw:text-style-name="P1" draw:layer="layout" svg:width="2.876cm" svg:height="2.876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74;p13" draw:style-name="gr2" draw:text-style-name="P1" draw:layer="layout" svg:width="3.74cm" svg:height="3.503cm" svg:x="17.22cm" svg:y="0.373cm">
          <draw:image xlink:href="Pictures/100002010000013B000001279E076137A4649465.png" xlink:type="simple" xlink:show="embed" xlink:actuate="onLoad">
            <text:p/>
          </draw:image>
        </draw:frame>
        <presentation:notes draw:style-name="dp2">
          <draw:page-thumbnail draw:name="Google Shape;51;g60178beef5_0_0:notes" draw:style-name="gr6" draw:layer="layout" svg:width="16.932cm" svg:height="9.524cm" svg:x="1.059cm" svg:y="1.905cm" draw:page-number="1" presentation:class="page"/>
          <draw:frame draw:name="Google Shape;52;g60178beef5_0_0:notes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6.0.5.2$Linux_X86_64 LibreOffice_project/</meta:generator>
  </office:meta>
</office:document-meta>
</file>